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automatic-styles>
    <style:style style:name="P1" style:family="paragraph" style:parent-style-name="Standard">
      <style:text-properties officeooo:rsid="0002ec90" officeooo:paragraph-rsid="0002ec90"/>
    </style:style>
    <style:style style:name="P2" style:family="paragraph" style:parent-style-name="Standard">
      <style:text-properties officeooo:rsid="0003ec2c" officeooo:paragraph-rsid="0003ec2c"/>
    </style:style>
    <style:style style:name="P3" style:family="paragraph" style:parent-style-name="Standard">
      <style:text-properties officeooo:rsid="000410da" officeooo:paragraph-rsid="000410da"/>
    </style:style>
    <style:style style:name="P4" style:family="paragraph" style:parent-style-name="Standard">
      <style:text-properties officeooo:rsid="000410da" officeooo:paragraph-rsid="0005a135"/>
    </style:style>
    <style:style style:name="P5" style:family="paragraph" style:parent-style-name="Standard">
      <style:text-properties officeooo:rsid="0005a135" officeooo:paragraph-rsid="0005a135"/>
    </style:style>
    <style:style style:name="P6" style:family="paragraph" style:parent-style-name="Standard">
      <style:text-properties officeooo:rsid="0007c710" officeooo:paragraph-rsid="0007c710"/>
    </style:style>
    <style:style style:name="P7" style:family="paragraph" style:parent-style-name="Standard">
      <style:text-properties officeooo:rsid="0008e79c" officeooo:paragraph-rsid="0008e79c"/>
    </style:style>
    <style:style style:name="P8" style:family="paragraph" style:parent-style-name="Standard">
      <style:text-properties officeooo:rsid="000934d3" officeooo:paragraph-rsid="000934d3"/>
    </style:style>
    <style:style style:name="P9" style:family="paragraph" style:parent-style-name="Standard">
      <style:text-properties officeooo:rsid="0009de63" officeooo:paragraph-rsid="0009de63"/>
    </style:style>
    <style:style style:name="P10" style:family="paragraph" style:parent-style-name="Standard">
      <style:text-properties officeooo:rsid="000bd709" officeooo:paragraph-rsid="000bd709"/>
    </style:style>
    <style:style style:name="P11" style:family="paragraph" style:parent-style-name="Standard">
      <style:paragraph-properties fo:break-before="page"/>
      <style:text-properties officeooo:rsid="000bd709" officeooo:paragraph-rsid="000bd709"/>
    </style:style>
    <style:style style:name="P12" style:family="paragraph" style:parent-style-name="Standard">
      <style:text-properties officeooo:rsid="000bd709" officeooo:paragraph-rsid="000eee26"/>
    </style:style>
    <style:style style:name="P13" style:family="paragraph" style:parent-style-name="Standard">
      <style:text-properties officeooo:rsid="000c590f" officeooo:paragraph-rsid="000c590f"/>
    </style:style>
    <style:style style:name="P14" style:family="paragraph" style:parent-style-name="Standard">
      <style:text-properties officeooo:rsid="000eee26" officeooo:paragraph-rsid="000eee26"/>
    </style:style>
    <style:style style:name="P15" style:family="paragraph" style:parent-style-name="Standard">
      <style:paragraph-properties style:line-height-at-least="0.402cm"/>
      <style:text-properties officeooo:rsid="000eee26"/>
    </style:style>
    <style:style style:name="P16" style:family="paragraph" style:parent-style-name="Standard">
      <style:text-properties officeooo:rsid="000eee26" officeooo:paragraph-rsid="00141edb"/>
    </style:style>
    <style:style style:name="P17" style:family="paragraph" style:parent-style-name="Standard">
      <style:paragraph-properties style:line-height-at-least="0.402cm"/>
    </style:style>
    <style:style style:name="P18" style:family="paragraph" style:parent-style-name="Standard">
      <style:paragraph-properties style:line-height-at-least="0.402cm"/>
      <style:text-properties officeooo:paragraph-rsid="00399b5b"/>
    </style:style>
    <style:style style:name="P19" style:family="paragraph" style:parent-style-name="Standard">
      <style:text-properties officeooo:rsid="00141edb" officeooo:paragraph-rsid="00141edb"/>
    </style:style>
    <style:style style:name="P20" style:family="paragraph" style:parent-style-name="Standard">
      <style:text-properties officeooo:rsid="00143d4a" officeooo:paragraph-rsid="00143d4a"/>
    </style:style>
    <style:style style:name="P21" style:family="paragraph" style:parent-style-name="Standard">
      <style:text-properties officeooo:rsid="0015cae6" officeooo:paragraph-rsid="0015cae6"/>
    </style:style>
    <style:style style:name="P22" style:family="paragraph" style:parent-style-name="Standard">
      <style:text-properties officeooo:rsid="0015fb05" officeooo:paragraph-rsid="0015fb05"/>
    </style:style>
    <style:style style:name="P23" style:family="paragraph" style:parent-style-name="Standard">
      <style:text-properties officeooo:rsid="00161434" officeooo:paragraph-rsid="00161434"/>
    </style:style>
    <style:style style:name="P24" style:family="paragraph" style:parent-style-name="Standard">
      <style:text-properties officeooo:rsid="0017d21a" officeooo:paragraph-rsid="0017d21a"/>
    </style:style>
    <style:style style:name="P25" style:family="paragraph" style:parent-style-name="Standard">
      <style:text-properties officeooo:rsid="00183f7e" officeooo:paragraph-rsid="00183f7e"/>
    </style:style>
    <style:style style:name="P26" style:family="paragraph" style:parent-style-name="Standard">
      <style:text-properties officeooo:rsid="0019148d" officeooo:paragraph-rsid="0019148d"/>
    </style:style>
    <style:style style:name="P27" style:family="paragraph" style:parent-style-name="Standard">
      <style:text-properties officeooo:rsid="00196075" officeooo:paragraph-rsid="00196075"/>
    </style:style>
    <style:style style:name="P28" style:family="paragraph" style:parent-style-name="Standard">
      <style:text-properties officeooo:rsid="001abcd4" officeooo:paragraph-rsid="001abcd4"/>
    </style:style>
    <style:style style:name="P29" style:family="paragraph" style:parent-style-name="Standard">
      <style:text-properties officeooo:rsid="001abcd4" officeooo:paragraph-rsid="0020117a"/>
    </style:style>
    <style:style style:name="P30" style:family="paragraph" style:parent-style-name="Standard">
      <style:text-properties officeooo:rsid="0020117a" officeooo:paragraph-rsid="0020117a"/>
    </style:style>
    <style:style style:name="P31" style:family="paragraph" style:parent-style-name="Standard">
      <style:text-properties officeooo:rsid="0020563a" officeooo:paragraph-rsid="0020563a"/>
    </style:style>
    <style:style style:name="P32" style:family="paragraph" style:parent-style-name="Standard">
      <style:text-properties officeooo:rsid="00221300" officeooo:paragraph-rsid="00221300"/>
    </style:style>
    <style:style style:name="P33" style:family="paragraph" style:parent-style-name="Standard">
      <style:text-properties officeooo:rsid="002547ab" officeooo:paragraph-rsid="002547ab"/>
    </style:style>
    <style:style style:name="P34" style:family="paragraph" style:parent-style-name="Standard">
      <style:text-properties officeooo:rsid="00278e6e" officeooo:paragraph-rsid="00278e6e"/>
    </style:style>
    <style:style style:name="P35" style:family="paragraph" style:parent-style-name="Standard">
      <style:text-properties officeooo:rsid="0029247c" officeooo:paragraph-rsid="0029247c"/>
    </style:style>
    <style:style style:name="P36" style:family="paragraph" style:parent-style-name="Standard">
      <style:text-properties officeooo:rsid="002b39b2" officeooo:paragraph-rsid="002b39b2"/>
    </style:style>
    <style:style style:name="P37" style:family="paragraph" style:parent-style-name="Standard">
      <style:text-properties officeooo:rsid="002d45f4" officeooo:paragraph-rsid="002d45f4"/>
    </style:style>
    <style:style style:name="P38" style:family="paragraph" style:parent-style-name="Standard">
      <style:paragraph-properties style:line-height-at-least="0.402cm"/>
      <style:text-properties officeooo:rsid="002d45f4"/>
    </style:style>
    <style:style style:name="P39" style:family="paragraph" style:parent-style-name="Standard">
      <style:text-properties officeooo:rsid="0031904e" officeooo:paragraph-rsid="0031904e"/>
    </style:style>
    <style:style style:name="P40" style:family="paragraph" style:parent-style-name="Standard">
      <style:text-properties officeooo:rsid="0033835c" officeooo:paragraph-rsid="0033835c"/>
    </style:style>
    <style:style style:name="P41" style:family="paragraph" style:parent-style-name="Standard">
      <style:paragraph-properties fo:break-before="page"/>
      <style:text-properties officeooo:rsid="0033835c" officeooo:paragraph-rsid="0033835c"/>
    </style:style>
    <style:style style:name="P42" style:family="paragraph" style:parent-style-name="Standard">
      <style:text-properties officeooo:rsid="00348ad6" officeooo:paragraph-rsid="00348ad6"/>
    </style:style>
    <style:style style:name="P43" style:family="paragraph" style:parent-style-name="Standard">
      <style:text-properties officeooo:rsid="0034f9be" officeooo:paragraph-rsid="0034f9be"/>
    </style:style>
    <style:style style:name="P44" style:family="paragraph" style:parent-style-name="Standard">
      <style:text-properties officeooo:rsid="0036adc9" officeooo:paragraph-rsid="0036adc9"/>
    </style:style>
    <style:style style:name="P45" style:family="paragraph" style:parent-style-name="Standard">
      <style:text-properties officeooo:rsid="00370249" officeooo:paragraph-rsid="00370249"/>
    </style:style>
    <style:style style:name="P46" style:family="paragraph" style:parent-style-name="Standard">
      <style:text-properties officeooo:paragraph-rsid="00370249"/>
    </style:style>
    <style:style style:name="P47" style:family="paragraph" style:parent-style-name="Standard">
      <style:paragraph-properties style:line-height-at-least="0.402cm"/>
      <style:text-properties officeooo:rsid="0037f308" officeooo:paragraph-rsid="0037f308"/>
    </style:style>
    <style:style style:name="P48" style:family="paragraph" style:parent-style-name="Standard">
      <style:paragraph-properties style:line-height-at-least="0.402cm"/>
      <style:text-properties officeooo:rsid="00399b5b" officeooo:paragraph-rsid="00399b5b"/>
    </style:style>
    <style:style style:name="P49" style:family="paragraph" style:parent-style-name="Standard">
      <style:paragraph-properties style:line-height-at-least="0.402cm"/>
      <style:text-properties officeooo:rsid="00399b5b"/>
    </style:style>
    <style:style style:name="P50" style:family="paragraph" style:parent-style-name="Standard">
      <style:text-properties officeooo:rsid="00399b5b" officeooo:paragraph-rsid="0033835c"/>
    </style:style>
    <style:style style:name="P51" style:family="paragraph" style:parent-style-name="Standard">
      <style:text-properties officeooo:rsid="003aa7df" officeooo:paragraph-rsid="003aa7df"/>
    </style:style>
    <style:style style:name="P52" style:family="paragraph" style:parent-style-name="Standard">
      <style:paragraph-properties style:line-height-at-least="0.402cm"/>
      <style:text-properties officeooo:rsid="003b8476"/>
    </style:style>
    <style:style style:name="P53" style:family="paragraph" style:parent-style-name="Standard">
      <style:paragraph-properties style:line-height-at-least="0.402cm"/>
      <style:text-properties officeooo:rsid="003b8476" officeooo:paragraph-rsid="003b8476"/>
    </style:style>
    <style:style style:name="P54" style:family="paragraph" style:parent-style-name="Standard">
      <style:text-properties officeooo:rsid="003b8476" officeooo:paragraph-rsid="003d274e"/>
    </style:style>
    <style:style style:name="P55" style:family="paragraph" style:parent-style-name="Standard">
      <style:text-properties officeooo:rsid="003d274e" officeooo:paragraph-rsid="003d274e"/>
    </style:style>
    <style:style style:name="P56" style:family="paragraph" style:parent-style-name="Standard">
      <style:text-properties officeooo:rsid="003f999b" officeooo:paragraph-rsid="003f999b"/>
    </style:style>
    <style:style style:name="P57" style:family="paragraph" style:parent-style-name="Standard">
      <style:text-properties officeooo:rsid="003fcc4a" officeooo:paragraph-rsid="003fcc4a"/>
    </style:style>
    <style:style style:name="P58" style:family="paragraph" style:parent-style-name="Standard">
      <style:text-properties officeooo:rsid="00410e41" officeooo:paragraph-rsid="003fcc4a"/>
    </style:style>
    <style:style style:name="P59" style:family="paragraph" style:parent-style-name="Standard">
      <style:text-properties officeooo:rsid="00410e41" officeooo:paragraph-rsid="00410e41"/>
    </style:style>
    <style:style style:name="P60" style:family="paragraph" style:parent-style-name="Standard">
      <style:paragraph-properties style:line-height-at-least="0.402cm"/>
      <style:text-properties officeooo:rsid="00410e41"/>
    </style:style>
    <style:style style:name="P61" style:family="paragraph" style:parent-style-name="Standard">
      <style:text-properties officeooo:rsid="0042ebfe" officeooo:paragraph-rsid="0042ebfe"/>
    </style:style>
    <style:style style:name="P62" style:family="paragraph" style:parent-style-name="Title">
      <style:text-properties fo:font-size="20pt" style:font-size-asian="20pt" style:font-size-complex="20pt"/>
    </style:style>
    <style:style style:name="P63" style:family="paragraph" style:parent-style-name="Standard">
      <style:text-properties officeooo:rsid="0043459d" officeooo:paragraph-rsid="0043459d"/>
    </style:style>
    <style:style style:name="P64" style:family="paragraph" style:parent-style-name="Standard">
      <style:paragraph-properties style:line-height-at-least="0.402cm"/>
      <style:text-properties officeooo:rsid="0043459d"/>
    </style:style>
    <style:style style:name="P65" style:family="paragraph" style:parent-style-name="Standard">
      <style:text-properties officeooo:rsid="00463871" officeooo:paragraph-rsid="00463871"/>
    </style:style>
    <style:style style:name="P66" style:family="paragraph" style:parent-style-name="Standard">
      <style:paragraph-properties style:line-height-at-least="0.402cm"/>
      <style:text-properties officeooo:rsid="00463871"/>
    </style:style>
    <style:style style:name="P67" style:family="paragraph" style:parent-style-name="Standard">
      <style:text-properties officeooo:rsid="0046de9a" officeooo:paragraph-rsid="0046de9a"/>
    </style:style>
    <style:style style:name="P68" style:family="paragraph" style:parent-style-name="Standard">
      <style:text-properties officeooo:rsid="004965a8" officeooo:paragraph-rsid="004965a8"/>
    </style:style>
    <style:style style:name="P69" style:family="paragraph" style:parent-style-name="Standard">
      <style:text-properties officeooo:rsid="004965a8" officeooo:paragraph-rsid="004bb888"/>
    </style:style>
    <style:style style:name="P70" style:family="paragraph" style:parent-style-name="Standard">
      <style:text-properties officeooo:paragraph-rsid="004b17b4"/>
    </style:style>
    <style:style style:name="P71" style:family="paragraph" style:parent-style-name="Standard">
      <style:text-properties officeooo:rsid="004d7ac7" officeooo:paragraph-rsid="004d7ac7"/>
    </style:style>
    <style:style style:name="P72" style:family="paragraph" style:parent-style-name="Standard">
      <style:text-properties officeooo:rsid="004e0edd" officeooo:paragraph-rsid="004e0edd"/>
    </style:style>
    <style:style style:name="P73" style:family="paragraph" style:parent-style-name="Standard">
      <style:text-properties officeooo:rsid="004e116e" officeooo:paragraph-rsid="004e116e"/>
    </style:style>
    <style:style style:name="P74" style:family="paragraph" style:parent-style-name="Standard">
      <style:text-properties officeooo:rsid="004fcd31" officeooo:paragraph-rsid="004fcd31"/>
    </style:style>
    <style:style style:name="P75" style:family="paragraph" style:parent-style-name="Standard">
      <style:text-properties officeooo:rsid="005055fc" officeooo:paragraph-rsid="005055fc"/>
    </style:style>
    <style:style style:name="P76" style:family="paragraph" style:parent-style-name="Standard">
      <style:text-properties officeooo:rsid="0051dcbb" officeooo:paragraph-rsid="0051dcbb"/>
    </style:style>
    <style:style style:name="P77" style:family="paragraph" style:parent-style-name="Standard">
      <style:text-properties officeooo:rsid="0051dcbb" officeooo:paragraph-rsid="0053bd81"/>
    </style:style>
    <style:style style:name="P78" style:family="paragraph" style:parent-style-name="Standard">
      <style:text-properties officeooo:rsid="00588c80" officeooo:paragraph-rsid="0059f1cc"/>
    </style:style>
    <style:style style:name="P79" style:family="paragraph" style:parent-style-name="Standard">
      <style:text-properties officeooo:rsid="005d65a0" officeooo:paragraph-rsid="005d65a0"/>
    </style:style>
    <style:style style:name="P80" style:family="paragraph" style:parent-style-name="Standard">
      <style:paragraph-properties style:line-height-at-least="0.402cm"/>
      <style:text-properties officeooo:rsid="005f28f8" officeooo:paragraph-rsid="005f28f8"/>
    </style:style>
    <style:style style:name="P81" style:family="paragraph" style:parent-style-name="Standard">
      <style:text-properties officeooo:rsid="0059f1cc" officeooo:paragraph-rsid="005b7cf1"/>
    </style:style>
    <style:style style:name="P82" style:family="paragraph" style:parent-style-name="Standard">
      <style:text-properties officeooo:rsid="005b7cf1" officeooo:paragraph-rsid="005b7cf1"/>
    </style:style>
    <style:style style:name="P83" style:family="paragraph" style:parent-style-name="Standard">
      <style:text-properties officeooo:rsid="00621395" officeooo:paragraph-rsid="00621395"/>
    </style:style>
    <style:style style:name="P84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85" style:family="paragraph" style:parent-style-name="Preformatted_20_Text">
      <style:paragraph-properties style:line-height-at-least="0.402cm"/>
      <style:text-properties officeooo:paragraph-rsid="0065ac3f"/>
    </style:style>
    <style:style style:name="P86" style:family="paragraph" style:parent-style-name="Standard">
      <style:paragraph-properties style:line-height-at-least="0.402cm"/>
      <style:text-properties officeooo:rsid="004f5e0e" officeooo:paragraph-rsid="0065ac3f"/>
    </style:style>
    <style:style style:name="P87" style:family="paragraph" style:parent-style-name="Standard">
      <style:text-properties officeooo:rsid="004f5e0e" officeooo:paragraph-rsid="0065ac3f"/>
    </style:style>
    <style:style style:name="P88" style:family="paragraph" style:parent-style-name="Standard">
      <style:paragraph-properties style:line-height-at-least="0.402cm"/>
      <style:text-properties officeooo:rsid="0051393c" officeooo:paragraph-rsid="0065ac3f"/>
    </style:style>
    <style:style style:name="P89" style:family="paragraph" style:parent-style-name="Standard">
      <style:text-properties officeooo:rsid="0051393c" officeooo:paragraph-rsid="0065ac3f"/>
    </style:style>
    <style:style style:name="P90" style:family="paragraph" style:parent-style-name="Standard">
      <style:paragraph-properties style:line-height-at-least="0.402cm"/>
      <style:text-properties officeooo:rsid="003b8476" officeooo:paragraph-rsid="003cf554"/>
    </style:style>
    <style:style style:name="P91" style:family="paragraph" style:parent-style-name="Standard">
      <style:paragraph-properties style:line-height-at-least="0.402cm"/>
      <style:text-properties officeooo:rsid="0065ac3f" officeooo:paragraph-rsid="0065ac3f"/>
    </style:style>
    <style:style style:name="P92" style:family="paragraph" style:parent-style-name="Standard">
      <style:paragraph-properties style:line-height-at-least="0.402cm"/>
      <style:text-properties officeooo:paragraph-rsid="0067a9c4"/>
    </style:style>
    <style:style style:name="P93" style:family="paragraph" style:parent-style-name="Standard">
      <style:paragraph-properties style:line-height-at-least="0.402cm"/>
      <style:text-properties officeooo:rsid="003f999b" officeooo:paragraph-rsid="0065ac3f"/>
    </style:style>
    <style:style style:name="P94" style:family="paragraph" style:parent-style-name="Standard">
      <style:text-properties officeooo:rsid="003f999b" officeooo:paragraph-rsid="0033835c"/>
    </style:style>
    <style:style style:name="P95" style:family="paragraph" style:parent-style-name="Standard">
      <style:text-properties officeooo:rsid="0043459d" officeooo:paragraph-rsid="0043459d"/>
    </style:style>
    <style:style style:name="P96" style:family="paragraph" style:parent-style-name="Standard">
      <style:text-properties officeooo:rsid="004fcd31" officeooo:paragraph-rsid="004fcd31"/>
    </style:style>
    <style:style style:name="P97" style:family="paragraph" style:parent-style-name="Standard">
      <style:text-properties officeooo:rsid="004965a8" officeooo:paragraph-rsid="004b17b4"/>
    </style:style>
    <style:style style:name="P98" style:family="paragraph" style:parent-style-name="Standard">
      <style:text-properties officeooo:rsid="004965a8" officeooo:paragraph-rsid="006727ae"/>
    </style:style>
    <style:style style:name="P99" style:family="paragraph" style:parent-style-name="Standard">
      <style:text-properties officeooo:rsid="006727ae" officeooo:paragraph-rsid="006727ae"/>
    </style:style>
    <style:style style:name="P100" style:family="paragraph" style:parent-style-name="Standard">
      <style:paragraph-properties style:line-height-at-least="0.402cm"/>
      <style:text-properties officeooo:rsid="0067a9c4" officeooo:paragraph-rsid="0067a9c4"/>
    </style:style>
    <style:style style:name="P101" style:family="paragraph" style:parent-style-name="Standard">
      <style:paragraph-properties style:line-height-at-least="0.402cm"/>
      <style:text-properties officeooo:rsid="00692ee9" officeooo:paragraph-rsid="00692ee9"/>
    </style:style>
    <style:style style:name="P102" style:family="paragraph" style:parent-style-name="Standard" style:list-style-name="L1">
      <style:paragraph-properties style:line-height-at-least="0.402cm"/>
      <style:text-properties officeooo:rsid="00692ee9" officeooo:paragraph-rsid="00692ee9"/>
    </style:style>
    <style:style style:name="P103" style:family="paragraph" style:parent-style-name="Standard">
      <style:paragraph-properties style:line-height-at-least="0.402cm"/>
      <style:text-properties officeooo:rsid="006c468a" officeooo:paragraph-rsid="006c468a"/>
    </style:style>
    <style:style style:name="P104" style:family="paragraph" style:parent-style-name="Standard">
      <style:paragraph-properties style:line-height-at-least="0.402cm"/>
      <style:text-properties officeooo:rsid="006c48d4" officeooo:paragraph-rsid="006c48d4"/>
    </style:style>
    <style:style style:name="P105" style:family="paragraph" style:parent-style-name="Standard">
      <style:paragraph-properties style:line-height-at-least="0.402cm"/>
      <style:text-properties officeooo:rsid="006de8a1" officeooo:paragraph-rsid="006de8a1"/>
    </style:style>
    <style:style style:name="P106" style:family="paragraph" style:parent-style-name="Standard">
      <style:paragraph-properties style:line-height-at-least="0.402cm"/>
      <style:text-properties officeooo:rsid="006debd7" officeooo:paragraph-rsid="006debd7"/>
    </style:style>
    <style:style style:name="T1" style:family="text">
      <style:text-properties officeooo:rsid="000934d3"/>
    </style:style>
    <style:style style:name="T2" style:family="text">
      <style:text-properties officeooo:rsid="000e4bd9"/>
    </style:style>
    <style:style style:name="T3" style:family="text">
      <style:text-properties officeooo:rsid="000eee26"/>
    </style:style>
    <style:style style:name="T4" style:family="text">
      <style:text-properties officeooo:rsid="00124d49"/>
    </style:style>
    <style:style style:name="T5" style:family="text">
      <style:text-properties officeooo:rsid="00141edb"/>
    </style:style>
    <style:style style:name="T6" style:family="text">
      <style:text-properties officeooo:rsid="00183f7e"/>
    </style:style>
    <style:style style:name="T7" style:family="text">
      <style:text-properties officeooo:rsid="001b2c1c"/>
    </style:style>
    <style:style style:name="T8" style:family="text">
      <style:text-properties officeooo:rsid="001ccbb0"/>
    </style:style>
    <style:style style:name="T9" style:family="text">
      <style:text-properties officeooo:rsid="00220f2c"/>
    </style:style>
    <style:style style:name="T10" style:family="text">
      <style:text-properties officeooo:rsid="00221300"/>
    </style:style>
    <style:style style:name="T11" style:family="text">
      <style:text-properties officeooo:rsid="002547ab"/>
    </style:style>
    <style:style style:name="T12" style:family="text">
      <style:text-properties officeooo:rsid="00259b85"/>
    </style:style>
    <style:style style:name="T13" style:family="text">
      <style:text-properties officeooo:rsid="00269b7b"/>
    </style:style>
    <style:style style:name="T14" style:family="text">
      <style:text-properties officeooo:rsid="0029247c"/>
    </style:style>
    <style:style style:name="T15" style:family="text">
      <style:text-properties officeooo:rsid="00294157"/>
    </style:style>
    <style:style style:name="T16" style:family="text">
      <style:text-properties officeooo:rsid="002c5e21"/>
    </style:style>
    <style:style style:name="T17" style:family="text">
      <style:text-properties officeooo:rsid="002f04e0"/>
    </style:style>
    <style:style style:name="T18" style:family="text">
      <style:text-properties officeooo:rsid="0030a643"/>
    </style:style>
    <style:style style:name="T19" style:family="text">
      <style:text-properties officeooo:rsid="00348ad6"/>
    </style:style>
    <style:style style:name="T20" style:family="text">
      <style:text-properties officeooo:rsid="00370249"/>
    </style:style>
    <style:style style:name="T21" style:family="text">
      <style:text-properties officeooo:rsid="00399b5b"/>
    </style:style>
    <style:style style:name="T22" style:family="text">
      <style:text-properties officeooo:rsid="003aa7df"/>
    </style:style>
    <style:style style:name="T23" style:family="text">
      <style:text-properties officeooo:rsid="003bf52e"/>
    </style:style>
    <style:style style:name="T24" style:family="text">
      <style:text-properties officeooo:rsid="003cf554"/>
    </style:style>
    <style:style style:name="T25" style:family="text">
      <style:text-properties officeooo:rsid="003e0a56"/>
    </style:style>
    <style:style style:name="T26" style:family="text">
      <style:text-properties officeooo:rsid="003f999b"/>
    </style:style>
    <style:style style:name="T27" style:family="text">
      <style:text-properties officeooo:rsid="003fcc4a"/>
    </style:style>
    <style:style style:name="T28" style:family="text">
      <style:text-properties officeooo:rsid="0042ebfe"/>
    </style:style>
    <style:style style:name="T29" style:family="text">
      <style:text-properties officeooo:rsid="004782e6"/>
    </style:style>
    <style:style style:name="T30" style:family="text">
      <style:text-properties officeooo:rsid="004965a8"/>
    </style:style>
    <style:style style:name="T31" style:family="text">
      <style:text-properties officeooo:rsid="004b17b4"/>
    </style:style>
    <style:style style:name="T32" style:family="text">
      <style:text-properties officeooo:rsid="004bb888"/>
    </style:style>
    <style:style style:name="T33" style:family="text">
      <style:text-properties officeooo:rsid="0051dcbb"/>
    </style:style>
    <style:style style:name="T34" style:family="text">
      <style:text-properties officeooo:rsid="0051393c"/>
    </style:style>
    <style:style style:name="T35" style:family="text">
      <style:text-properties officeooo:rsid="0051515e"/>
    </style:style>
    <style:style style:name="T36" style:family="text">
      <style:text-properties officeooo:rsid="006727ae"/>
    </style:style>
    <style:style style:name="T37" style:family="text">
      <style:text-properties officeooo:rsid="0067a9c4"/>
    </style:style>
    <style:style style:name="T38" style:family="text">
      <style:text-properties officeooo:rsid="006a85e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C++ PROGRAMMING</text:p>
      <text:p text:style-name="P1"/>
      <text:p text:style-name="P1">using std::cout</text:p>
      <text:p text:style-name="P1">using std::endl</text:p>
      <text:p text:style-name="P1">using std::cin</text:p>
      <text:p text:style-name="P1">using std::string</text:p>
      <text:p text:style-name="P1"/>
      <text:p text:style-name="P1">Per shortcut cout endl etc su namespace std,è meglio usare questo sistema al posto di using namespace std , in quanto quest’ultimo importa una lunga serie di attributi che possono provocare conflitti.</text:p>
      <text:p text:style-name="P1"/>
      <text:p text:style-name="P4">RISOLUTORE DI SCOPE GLOBALE<text:tab/>::VAR</text:p>
      <text:p text:style-name="P4"/>
      <text:p text:style-name="P2">NAMESPACE</text:p>
      <text:p text:style-name="P2"/>
      <text:p text:style-name="P5">using namespace NAMPESPACE_NAME;<text:tab/>// utilizzo del namespace senza risolutore di scope</text:p>
      <text:p text:style-name="P2"/>
      <text:p text:style-name="P2">namespace mio_namespace1 { int x = 1;}</text:p>
      <text:p text:style-name="P2">namespace mio_namespace2 { int x = 2;}</text:p>
      <text:p text:style-name="P2">int x = 3;</text:p>
      <text:p text:style-name="P2"/>
      <text:p text:style-name="P2"><text:span text:style-name="T4">std::</text:span>cout &lt;&lt; ::x ;<text:tab/>//stampa 3</text:p>
      <text:p text:style-name="P2"><text:span text:style-name="T4">std::</text:span>cout &lt;&lt; mio_namespace1::x ; //stampa 1</text:p>
      <text:p text:style-name="P2"><text:span text:style-name="T4">std::</text:span>cout &lt;&lt; mio_namespace2::x ;//stampa 2</text:p>
      <text:p text:style-name="P2"/>
      <text:p text:style-name="P6">TYPEDEF <text:tab/>TYPE ALIASING</text:p>
      <text:p text:style-name="P6"/>
      <text:p text:style-name="P6">Si usa per rinominare tipi solitamente più complessi , o comunque per chiarire il tipo con identificatore più esplicito , per convenzione il nuovo tipo termina con _t.</text:p>
      <text:p text:style-name="P6"/>
      <text:p text:style-name="P6">typedef ORIGINAL_TYPE NEW_TYPE;</text:p>
      <text:p text:style-name="P6">typedef vector&lt;pair&lt;string,int&gt;&gt; pairlist_t;</text:p>
      <text:p text:style-name="P3"/>
      <text:p text:style-name="P7"><text:span text:style-name="T1">EXPLICIT </text:span>TYPE CASTING</text:p>
      <text:p text:style-name="P7"/>
      <text:p text:style-name="P7">Conversione forzata dei tipi</text:p>
      <text:p text:style-name="P7"/>
      <text:p text:style-name="P7">(type) value;</text:p>
      <text:p text:style-name="P7">(int) 3,14159;<text:tab/>// converte a intero 3</text:p>
      <text:p text:style-name="P7"/>
      <text:p text:style-name="P8">IMPLICIT TYPE CASTING</text:p>
      <text:p text:style-name="P8"/>
      <text:p text:style-name="P8">Casting effettuato direttamente dal compilatore es:</text:p>
      <text:p text:style-name="P8"/>
      <text:p text:style-name="P8">char c = 96;<text:tab/>// char vale a (ASCII 96)</text:p>
      <text:p text:style-name="P9">division = 35 / (double) 13; // col casting di un operatore è: 2,69231</text:p>
      <text:p text:style-name="P9"/>
      <text:p text:style-name="P10"/>
      <text:p text:style-name="P11">CIN</text:p>
      <text:p text:style-name="P10"/>
      <text:p text:style-name="P10">Metodo stream per leggere input da console (senza spazi): okkio che non legge i caratteri separati da spazi/blank come una stringa unica, che infatti vengono lasciati nel buffer della console</text:p>
      <text:p text:style-name="P10"/>
      <text:p text:style-name="P10"><text:span text:style-name="T4">std::</text:span>cin &gt;&gt; name;<text:tab/>// assegna a name l’input della console</text:p>
      <text:p text:style-name="P10"/>
      <text:p text:style-name="P10">GETLINE</text:p>
      <text:p text:style-name="P10"/>
      <text:p text:style-name="P10">Metodo per leggere stringa anche separata da spazi dalla console.</text:p>
      <text:p text:style-name="P10">NB Attenzione che se preceduto da cin il newline rimasto nel buffer lo incasina quindi è meglio PRIMA usare i comandi : </text:p>
      <text:p text:style-name="P10"/>
      <text:p text:style-name="P13"><text:span text:style-name="T4">std::</text:span>cin.clear(); //<text:tab/><text:span text:style-name="T2">Ripulisce gli error flags quando cin fallisce interpretazione dell’input</text:span></text:p>
      <text:p text:style-name="P13">fflush(stdin); // <text:span text:style-name="T2">Ripulisce il buffer da tutti i caratteri rimasti</text:span></text:p>
      <text:p text:style-name="P10"/>
      <text:p text:style-name="P10"><text:span text:style-name="T4">std::</text:span>getline(<text:span text:style-name="T4">std::</text:span>cin, name); // assegna a name l’input della console.</text:p>
      <text:p text:style-name="P10"/>
      <text:p text:style-name="P14">Alternativamente per estrarre solo i blanks senza svuotare il buffer dallo stdin:</text:p>
      <text:p text:style-name="P12"><text:span text:style-name="T3">std::</text:span>getline(<text:span text:style-name="T3">std::</text:span>cin &gt;&gt; <text:span text:style-name="T3">std::ws</text:span>, name);</text:p>
      <text:p text:style-name="P12"/>
      <text:p text:style-name="P14">MIN e MAX <text:span text:style-name="T5">di STD</text:span></text:p>
      <text:p text:style-name="P14"/>
      <text:p text:style-name="P15">std::cout &lt;&lt; "Il minimo tra 25 e 55 à :" &lt;&lt; std::min(num1, num2) &lt;&lt; std::endl;</text:p>
      <text:p text:style-name="P15">std::cout &lt;&lt; "Il massimo tra 25 e 55 à :" &lt;&lt; std::max(num1, num2) &lt;&lt; std::endl;</text:p>
      <text:p text:style-name="P14"/>
      <text:p text:style-name="P19">CMATH per operazioni matematiche</text:p>
      <text:p text:style-name="P19">#include &lt;cmath&gt;</text:p>
      <text:p text:style-name="P19"/>
      <text:p text:style-name="P16">std::cout &lt;&lt; "2 elevato a 3 fa :" &lt;&lt; pow(2,3) &lt;&lt; std::endl; //POTENZA</text:p>
      <text:p text:style-name="P15">std::cout &lt;&lt; "La radice quadrata di 9 è :" &lt;&lt; sqrt(9) &lt;&lt; std::endl; //RADICE QUADRATA</text:p>
      <text:p text:style-name="P15">std::cout &lt;&lt; "l'Assoluto di 5.5 è :" &lt;&lt; abs(5.5) &lt;&lt; std::endl; //ASSOLUTO</text:p>
      <text:p text:style-name="P15">std::cout &lt;&lt; "l'Arrotondamento/round di 5.5 è :" &lt;&lt; round(5.5) &lt;&lt; std::endl; //ROUND</text:p>
      <text:p text:style-name="P15">std::cout &lt;&lt; "Il ceil di 5.5 è :" &lt;&lt; ceil(5.5) &lt;&lt; std::endl; //CEIL</text:p>
      <text:p text:style-name="P15">std::cout &lt;&lt; "Il floor di 5.5 è :" &lt;&lt; floor(5.5) &lt;&lt; std::endl; //FLOOR</text:p>
      <text:p text:style-name="P16"/>
      <text:p text:style-name="P20">STRING METHODS</text:p>
      <text:p text:style-name="P20"/>
      <text:p text:style-name="P20">stringa.length();<text:tab/><text:tab/>// restituisce lunghezza della stringa</text:p>
      <text:p text:style-name="P21">stringa.empty();<text:tab/><text:tab/>// restituisce true se la stringa è vuota</text:p>
      <text:p text:style-name="P22">stringa.clear();<text:tab/><text:tab/><text:tab/>// azzera/svuota la stringa</text:p>
      <text:p text:style-name="P23">stringa1,append(stringa2);<text:tab/>// aggiunge stringa2 a stringa1</text:p>
      <text:p text:style-name="P24">stringa.at(0);<text:tab/><text:tab/><text:tab/>// restituisce il <text:s/>carattere all’indice <text:s/>0 della stringa</text:p>
      <text:p text:style-name="P24">stringa1.insert(<text:span text:style-name="T6">3</text:span>,stringa2);<text:tab/>// inserisce stringa2 a partire dal <text:span text:style-name="T6">quarto carattere (indice 3)</text:span></text:p>
      <text:p text:style-name="P25">stringa1.find(“ ”);<text:tab/><text:tab/>// restituisce l’indice del primo spazio trovato</text:p>
      <text:p text:style-name="P25">stringa.erase(0,8);<text:tab/><text:tab/>// cancella <text:span text:style-name="T7">8</text:span> caratteri a partire dal primo</text:p>
      <text:p text:style-name="P25"/>
      <text:p text:style-name="P26">RANDOM</text:p>
      <text:p text:style-name="P26">#include &lt;ctime&gt;<text:tab/><text:tab/>// utile per il seeding</text:p>
      <text:p text:style-name="P26">srand(time(NULL));<text:tab/><text:tab/>// Seeding partendo dal tempo <text:span text:style-name="T8">NON USARE IN FASE DI TESTING</text:span></text:p>
      <text:p text:style-name="P27">int num = rand();<text:tab/><text:tab/>// ritorna numero casuale tra 0 e 32767</text:p>
      <text:p text:style-name="P27">int num = rand() % 6 +1;<text:tab/>// ritorna numero casuale tra 1 e 6</text:p>
      <text:p text:style-name="P28"><text:soft-page-break/>FUNZIONI</text:p>
      <text:p text:style-name="P28"/>
      <text:p text:style-name="P28">Possono esistere funzioni con lo stesso nome se hanno parametri diversi .</text:p>
      <text:p text:style-name="P28"/>
      <text:p text:style-name="P30">REGULAR ARRAYS</text:p>
      <text:p text:style-name="P30"/>
      <text:p text:style-name="P29">std::string giorni []= {"Lunedì","Martedì","Mercoledì","Giovedì","Venerdì","Sabato","Domenica"};</text:p>
      <text:p text:style-name="P29"/>
      <text:p text:style-name="P31">giorni[0];<text:tab/><text:tab/><text:tab/>//ritorna il primo elemento</text:p>
      <text:p text:style-name="P31">giorni[0] = “Lunedì”;<text:tab/><text:tab/>//assegna valore al primo elemento</text:p>
      <text:p text:style-name="P31"/>
      <text:p text:style-name="P31">CALCOLO SIZE <text:span text:style-name="T9">E ELEMENTI</text:span> DI UN <text:span text:style-name="T11">REGULAR </text:span>ARRAY CON SIZEOF</text:p>
      <text:p text:style-name="P31"/>
      <text:p text:style-name="P31">sizeof(tipo);<text:tab/><text:tab/><text:tab/>//restituisce il numero di byte di un tipo</text:p>
      <text:p text:style-name="P31"/>
      <text:p text:style-name="P31">NB nel caso di stringhe o classi ritorna 32 che è la size di un indirizzo di memoria.</text:p>
      <text:p text:style-name="P34">sizeof(std::string);<text:tab/><text:tab/><text:tab/>//restituisce 32 cioè la lunghezza di un indirizzo di memoria</text:p>
      <text:p text:style-name="P31">sizeof(giorni);<text:tab/><text:tab/><text:tab/><text:tab/>//restituisce <text:span text:style-name="T11">224 </text:span><text:span text:style-name="T12">(32 * 7) </text:span><text:span text:style-name="T13">cioè 7 indirizzi di memoria</text:span></text:p>
      <text:p text:style-name="P31">sizeof(<text:span text:style-name="T9">array)</text:span>/sizeof(<text:span text:style-name="T9">tipo</text:span>);<text:tab/><text:tab/>//<text:span text:style-name="T9">calcola numero elementi</text:span><text:tab/></text:p>
      <text:p text:style-name="P32">sizeof(giorni)/sizeof(std::string); <text:tab/>// restituisce numero elementi di giorni : 7</text:p>
      <text:p text:style-name="P32"/>
      <text:p text:style-name="P29">FOR LOOP(EACH)</text:p>
      <text:p text:style-name="P29"/>
      <text:p text:style-name="P29">for (std::string giorno : giorni){std::cout &lt;&lt; giorno &lt;&lt; std::endl;}</text:p>
      <text:p text:style-name="P29"/>
      <text:p text:style-name="P33">PASSARE REGULAR ARRAY A FUNZIONI</text:p>
      <text:p text:style-name="P33"/>
      <text:p text:style-name="P33">Quando si passa un array come parametro ad una funzione occorre sempre passare anche il numero degli elementi , in quanto in realtà l’argomento passato non è tutto l’array ma solo l’indirizzo del primo elemento.<text:span text:style-name="T14">es:</text:span></text:p>
      <text:p text:style-name="P36">invocazione chiamante :</text:p>
      <text:p text:style-name="P35"><text:span text:style-name="T16">elabora</text:span><text:span text:style-name="T15">Giorni</text:span>(std::string giorni[], <text:s/><text:span text:style-name="T10">sizeof(giorni)/sizeof(std::string)</text:span>);</text:p>
      <text:p text:style-name="P36">dichiarazione ricevente :</text:p>
      <text:p text:style-name="P36">int <text:span text:style-name="T16">elabora</text:span>Giorni(std::string giorni[],int elementi);</text:p>
      <text:p text:style-name="P36"/>
      <text:p text:style-name="P37">FILL</text:p>
      <text:p text:style-name="P37"/>
      <text:p text:style-name="P37">Metodo per riempire un array con un unico valore :</text:p>
      <text:p text:style-name="P37">fill(<text:span text:style-name="T17">inizio</text:span>,<text:span text:style-name="T17">fine</text:span>,valore); // <text:span text:style-name="T17">inizio e fine sono indirizzi</text:span></text:p>
      <text:p text:style-name="P37"/>
      <text:p text:style-name="P38">std::string cibi[10];<text:tab/><text:tab/><text:tab/><text:tab/>//creo array di 10 elementi</text:p>
      <text:p text:style-name="P38">fill(cibi, cibi + 10, "Pizza");<text:tab/><text:tab/><text:tab/>//riempio tutto l’array col valore pizza <text:span text:style-name="T17">(cibi + 10 è <text:tab/><text:tab/><text:tab/><text:tab/><text:tab/><text:tab/><text:tab/>valido per la matematica degli indirizzi)</text:span></text:p>
      <text:p text:style-name="P37">fill(cibi, cibi + <text:span text:style-name="T18">10</text:span>/2, "Pizza");<text:tab/><text:tab/>//<text:span text:style-name="T18">riempio prima metà dell’array con Pizza</text:span></text:p>
      <text:p text:style-name="P38">fill(cibi + <text:span text:style-name="T18">10</text:span>/2, cibi + <text:span text:style-name="T18">10</text:span>, "Minestrone");<text:tab/>//<text:span text:style-name="T18">riempio seconda metà con Minestrone</text:span></text:p>
      <text:p text:style-name="P37"/>
      <text:p text:style-name="P39">&amp; ADDRESS OF OPERATOR</text:p>
      <text:p text:style-name="P39"/>
      <text:p text:style-name="P40">&amp;cibi ritorna l’indirizzo di memoria della variabile cibi (primo elemento dell’array)</text:p>
      <text:p text:style-name="P39"/>
      <text:p text:style-name="P40"/>
      <text:p text:style-name="P41">PASS BY VALUE VS PASS BY REFERENCE</text:p>
      <text:p text:style-name="P40"/>
      <text:p text:style-name="P40">Normalmente quando si passa una variabile come argomento ad una funzione viene passata per valore , se si intende cambiarne il valore all’interno della funzione chiamata allora occorre passarla per reference. <text:span text:style-name="T19">Es:</text:span></text:p>
      <text:p text:style-name="P42">invoco swap passando le variabili normalmente :</text:p>
      <text:p text:style-name="P42">swap(x,y)</text:p>
      <text:p text:style-name="P42">ricevo le variabile by reference nella funzione chiamata:</text:p>
      <text:p text:style-name="P42">void swap(int &amp;x, int &amp;y){</text:p>
      <text:p text:style-name="P42"><text:tab/>int temp = x;</text:p>
      <text:p text:style-name="P42"><text:tab/>x= y;</text:p>
      <text:p text:style-name="P42"><text:tab/>y= temp;</text:p>
      <text:p text:style-name="P42">}</text:p>
      <text:p text:style-name="P40"/>
      <text:p text:style-name="P43">CONST</text:p>
      <text:p text:style-name="P43"/>
      <text:p text:style-name="P43">Keyword da appendere prima del tipo in una definizione di una variabile , che a questo punto diventerà immutabile.Lo scopo principale è esplicitare l’immutabilità specialmente quando si passano parametri a delle funzioni in particolar modo se si tratta di indirizzi reference o puntatori.</text:p>
      <text:p text:style-name="P43"/>
      <text:p text:style-name="P44">Const PI = 3,14159;<text:tab/>// PI ora è una costante immutabile</text:p>
      <text:p text:style-name="P44"/>
      <text:p text:style-name="P44">void swap(const int &amp;x, const int &amp;y) //ora i reference di x e y rendono immutabile gli indirizzi</text:p>
      <text:p text:style-name="P44"/>
      <text:p text:style-name="P45">PUNTATORI</text:p>
      <text:p text:style-name="P45"/>
      <text:p text:style-name="P45">Variabili che contengono un indirizzo di memoria di un’altra variabile quando assegnati:</text:p>
      <text:p text:style-name="P46">std::string nome = "Francesco";<text:tab/>// <text:span text:style-name="T20">variabile stringa</text:span></text:p>
      <text:p text:style-name="P17">std::string *pNome = &amp;nome;<text:tab/>// <text:span text:style-name="T20">puntatore a nome tramite reference operator, va assegnato l’indirizzo della variabile tramite l’operatore address-of</text:span></text:p>
      <text:p text:style-name="P17">std::cout &lt;&lt; "Stampo il puntatore pNome : " &lt;&lt; pNome &lt;&lt; std::endl;//<text:span text:style-name="T20">stampa il valore del puntatore cioè l’indirizzo assegnato della variabile nome</text:span></text:p>
      <text:p text:style-name="P17"><text:span text:style-name="T20">std</text:span>::cout &lt;&lt; "Stampo l'address-of di nome : " &lt;&lt; &amp;nome &lt;&lt; std::endl;<text:tab/>// <text:span text:style-name="T20">stampa l’indirizzo della variabile nome che è lo stesso del precedente (valore del puntatore)</text:span></text:p>
      <text:p text:style-name="P17">std::cout &lt;&lt; "Stampo l' address-of del puntatore pNome : " &lt;&lt; &amp;pNome &lt;&lt; std::endl; // <text:span text:style-name="T20">stampa l’indirizzo del puntatore che è cosa diversa dal valore contenuto</text:span></text:p>
      <text:p text:style-name="P17">std::cout &lt;&lt; "Stampo il dereference del puntatore pNome : " &lt;&lt; *pNome &lt;&lt; std::endl;<text:tab/>//<text:span text:style-name="T20">stampa il valore della variabile puntata dal puntatore cioè nome , quindi Francesco</text:span></text:p>
      <text:p text:style-name="P17"/>
      <text:p text:style-name="P47">NB il tipo di puntatore deve essero lo stesso del tipo dell’oggetto puntato.<text:span text:style-name="T21">Nell’assegnazione si assegna l’indirizzo dell’oggetto puntato tramite &amp; es:</text:span></text:p>
      <text:p text:style-name="P18">std::string *pNome = &amp;nome;</text:p>
      <text:p text:style-name="P48">Questo però non vale nel caso di array e oggetti,in questi casi si omette &amp; , in quanto questi identificatori si riferiscono direttamente ad un indirizzo di memoria.</text:p>
      <text:p text:style-name="P46"/>
      <text:p text:style-name="P50">NULL POINTERS</text:p>
      <text:p text:style-name="P50"/>
      <text:p text:style-name="P51">Sono puntatori inizializzati a nullptr <text:s/><text:span text:style-name="T25">o NULL entrambi valgono (0)</text:span> per essere impossibili da usare fino ad un assegnamento , utili per evitare di accedere a zone di memoria sconosciute, è buona norma inizializzare tutti i puntatori a nullptr prima dell’assegnazione e al termine dell’utilizzo.</text:p>
      <text:p text:style-name="P49">int *pInt1;<text:tab/>//<text:span text:style-name="T22">puntatore non inizializzato contiene valori a caso</text:span></text:p>
      <text:p text:style-name="P49">int *pInt2 = nullptr;<text:tab/>//<text:span text:style-name="T22">puntatore inizializzato a nullptr contiene 0</text:span></text:p>
      <text:p text:style-name="P53"><text:soft-page-break/>Se si tenta di accedere al valore della variabile puntata da un puntatore tramite * prima dell’assegnazione si avrà un comportamento indefinito , sia in caso di puntatore nullptr o altro , per cui è buona norma assicurarsi di non accedere <text:span text:style-name="T24">(read/write) </text:span>ad un nullptr es:</text:p>
      <text:p text:style-name="P53">if(pInt2 != nullptr) <text:span text:style-name="T23">p</text:span><text:span text:style-name="T24">I</text:span><text:span text:style-name="T23">nt2 = 7;</text:span></text:p>
      <text:p text:style-name="P90">if(pInt2 != nullptr) <text:span text:style-name="T24">std::cout &lt;&lt; *pInt2 &lt;&lt; std::endl</text:span><text:span text:style-name="T23">;</text:span></text:p>
      <text:p text:style-name="P90"/>
      <text:p text:style-name="P91">CONST E POINTERS</text:p>
      <text:p text:style-name="P93"/>
      <text:p text:style-name="P85"><text:span text:style-name="Source_20_Text"><text:span text:style-name="Variable"><text:span text:style-name="T26">int</text:span></text:span></text:span><text:span text:style-name="Source_20_Text"><text:span text:style-name="T26"> x;</text:span></text:span></text:p>
      <text:p text:style-name="P84"><text:span text:style-name="Source_20_Text"><text:span text:style-name="T26"><text:s text:c="6"/></text:span></text:span><text:span text:style-name="Source_20_Text"><text:span text:style-name="Variable"><text:span text:style-name="T26">int</text:span></text:span></text:span><text:span text:style-name="Source_20_Text"><text:span text:style-name="T26"> * <text:s text:c="6"/>p1 = &amp;x; <text:s/></text:span></text:span><text:span text:style-name="Source_20_Text"><text:span text:style-name="Citation"><text:span text:style-name="T26">// non-const pointer to non-const int</text:span></text:span></text:span></text:p>
      <text:p text:style-name="P84"><text:span text:style-name="Source_20_Text"><text:span text:style-name="Variable"><text:span text:style-name="T26">const</text:span></text:span></text:span><text:span text:style-name="Source_20_Text"><text:span text:style-name="T26"> </text:span></text:span><text:span text:style-name="Source_20_Text"><text:span text:style-name="Variable"><text:span text:style-name="T26">int</text:span></text:span></text:span><text:span text:style-name="Source_20_Text"><text:span text:style-name="T26"> * <text:s text:c="6"/>p2 = &amp;x; <text:s/></text:span></text:span><text:span text:style-name="Source_20_Text"><text:span text:style-name="Citation"><text:span text:style-name="T26">// non-const pointer to const int</text:span></text:span></text:span></text:p>
      <text:p text:style-name="P84"><text:span text:style-name="Source_20_Text"><text:span text:style-name="T26"><text:s text:c="6"/></text:span></text:span><text:span text:style-name="Source_20_Text"><text:span text:style-name="Variable"><text:span text:style-name="T26">int</text:span></text:span></text:span><text:span text:style-name="Source_20_Text"><text:span text:style-name="T26"> * </text:span></text:span><text:span text:style-name="Source_20_Text"><text:span text:style-name="Variable"><text:span text:style-name="T26">const</text:span></text:span></text:span><text:span text:style-name="Source_20_Text"><text:span text:style-name="T26"> p3 = &amp;x; <text:s/></text:span></text:span><text:span text:style-name="Source_20_Text"><text:span text:style-name="Citation"><text:span text:style-name="T26">// const pointer to non-const int</text:span></text:span></text:span></text:p>
      <text:p text:style-name="P84"><text:span text:style-name="Source_20_Text"><text:span text:style-name="Variable"><text:span text:style-name="T26">const</text:span></text:span></text:span><text:span text:style-name="Source_20_Text"><text:span text:style-name="T26"> </text:span></text:span><text:span text:style-name="Source_20_Text"><text:span text:style-name="Variable"><text:span text:style-name="T26">int</text:span></text:span></text:span><text:span text:style-name="Source_20_Text"><text:span text:style-name="T26"> * </text:span></text:span><text:span text:style-name="Source_20_Text"><text:span text:style-name="Variable"><text:span text:style-name="T26">const</text:span></text:span></text:span><text:span text:style-name="Source_20_Text"><text:span text:style-name="T26"> p4 = &amp;x; <text:s/></text:span></text:span><text:span text:style-name="Source_20_Text"><text:span text:style-name="Citation"><text:span text:style-name="T26">// const pointer to const int</text:span></text:span></text:span></text:p>
      <text:p text:style-name="P93"/>
      <text:p text:style-name="P94"/>
      <text:p text:style-name="P55">MEMORIA DINAMICA <text:span text:style-name="T27">NEW E DELETE</text:span></text:p>
      <text:p text:style-name="P55"/>
      <text:p text:style-name="P56">Allocazione dinamica della memoria : utile quando non si conosce la quantità di memoria necessaria per una variabile. Assegnabile tramite l’operatore new ad un puntatore dello stesso tipo</text:p>
      <text:p text:style-name="P55"/>
      <text:p text:style-name="P54">pInt2 = new int;<text:tab/>//<text:span text:style-name="T26">pInt2 ora punta ad un intero sull’HEAP</text:span></text:p>
      <text:p text:style-name="P52">*pInt2 = 98;<text:tab/><text:tab/>// <text:span text:style-name="T26">la memoria puntata dal puntatore ora contiene il valore 98</text:span></text:p>
      <text:p text:style-name="P52">std::cout &lt;&lt; "pInt2 ora vale : " &lt;&lt; *pInt2 &lt;&lt; std::endl;<text:tab/>// <text:span text:style-name="T26">stamperà 98</text:span></text:p>
      <text:p text:style-name="P52"/>
      <text:p text:style-name="P57">Al termine dell’utilizzo della memoria dinamica è buona norma cancellare il puntatore a tale zona tramite l’operatore delete , liberando così la memoria ,es:</text:p>
      <text:p text:style-name="P57">delete pInt2;<text:tab/>// libera la memoria allocata dal puntatore</text:p>
      <text:p text:style-name="P59">delete[] pInts;<text:tab/>//libera la memoria dinamica di un array</text:p>
      <text:p text:style-name="P59"/>
      <text:p text:style-name="P57">NB Gli OS moderni liberano automaticamente la memoria dinamica allocata al termine dell’esecuzione del programma , ma non durante.</text:p>
      <text:p text:style-name="P57"/>
      <text:p text:style-name="P58">std::cout &lt;&lt; "Inserire larghezza di un array di numeri : ";</text:p>
      <text:p text:style-name="P60">std::cin &gt;&gt; larghezza;<text:tab/>//<text:span text:style-name="T28">leggo larghezza dell’array dinamicamente dall’utente</text:span></text:p>
      <text:p text:style-name="P60">int *numeri = new int[larghezza];<text:tab/>//<text:span text:style-name="T28">creo array dinamicamente</text:span></text:p>
      <text:p text:style-name="P60">for (size_t i = 0; i &lt; larghezza; i++){//<text:span text:style-name="T28">riempio l’array dinamicamente</text:span></text:p>
      <text:p text:style-name="P60"><text:tab/>std::cout &lt;&lt; "Inserire il numero della posizione " &lt;&lt; i &lt;&lt; " : ";</text:p>
      <text:p text:style-name="P60"><text:tab/>std::cin &gt;&gt; numeri[i];</text:p>
      <text:p text:style-name="P60">}</text:p>
      <text:p text:style-name="P60">for (size_t i = 0; i &lt; larghezza; i++){<text:tab/>//<text:span text:style-name="T28">leggo l’array</text:span></text:p>
      <text:p text:style-name="P60"><text:tab/>std::cout &lt;&lt; "Alla posizione " &lt;&lt; i &lt;&lt; " ho trovato il numero " &lt;&lt; numeri[i] &lt;&lt; std::endl;</text:p>
      <text:p text:style-name="P60">}<text:tab/></text:p>
      <text:p text:style-name="P60">delete[] numeri;<text:tab/>//<text:span text:style-name="T28">libero la memoria</text:span></text:p>
      <text:p text:style-name="P58"/>
      <text:p text:style-name="P61">NB</text:p>
      <text:p text:style-name="P61">L’accesso agli elementi di un array tramite un puntatore può avvenire tramite [] come in un normale array in quanto anche l’identificatore di <text:s/>un normale array è un puntatore al primo elemento dell’array</text:p>
      <text:p text:style-name="P61"/>
      <text:p text:style-name="P63"/>
      <text:p text:style-name="P63"/>
      <text:p text:style-name="P63"/>
      <text:p text:style-name="P63"/>
      <text:p text:style-name="P63"><text:soft-page-break/>TEMPLATE FUNCTIONS</text:p>
      <text:p text:style-name="P63"/>
      <text:p text:style-name="P63">Sono funzioni generiche (template) utilizzabili su tipi diversi es:</text:p>
      <text:p text:style-name="P63"/>
      <text:p text:style-name="P63">template &lt;typename T&gt;<text:tab/>//definisce tipo T (tipo sostituibile )</text:p>
      <text:p text:style-name="P63">T max (T x, T y){ return (x&gt;y) ? x : y;}<text:tab/>//accetta e ritorna tipo T</text:p>
      <text:p text:style-name="P63"/>
      <text:p text:style-name="P63">int intero = max(5, 4); <text:tab/><text:tab/>// ritorna 5</text:p>
      <text:p text:style-name="P64">float decimale = max(5.2, 4.1); <text:tab/>// ritorna 5,2</text:p>
      <text:p text:style-name="P64">char carattere = max('a','z'); <text:tab/><text:tab/>// ritorna z</text:p>
      <text:p text:style-name="P63"/>
      <text:p text:style-name="P65">E’ possibile definire tipi diversi sia tra i parametri che nel ritorno es:</text:p>
      <text:p text:style-name="P65">template &lt;typename T, typename U&gt;<text:tab/><text:tab/>// tipi diversi</text:p>
      <text:p text:style-name="P66">auto min(T x, U y) {return (x &lt; y) ? x : y;}<text:tab/><text:tab/>//parametri diversi, auto deduce il tipo</text:p>
      <text:p text:style-name="P65"/>
      <text:p text:style-name="P65">std::cout &lt;&lt; "Il min tra 5 e 4.5 è : " &lt;&lt; min(5, 4.5) &lt;&lt; "\n";<text:tab/><text:tab/>//stampa 4,5</text:p>
      <text:p text:style-name="P66">std::cout &lt;&lt; "Il min tra 5 e f è : " &lt;&lt; min(5, 'f') &lt;&lt; "\n";<text:tab/><text:tab/>//stampa 5 </text:p>
      <text:p text:style-name="P66">std::cout &lt;&lt; "Il min tra q e 4.5 è : " &lt;&lt; min('q', 4.5) &lt;&lt; "\n";<text:tab/>//stampa 4,5</text:p>
      <text:p text:style-name="P65"/>
      <text:p text:style-name="P67">STRUCT</text:p>
      <text:p text:style-name="P67"/>
      <text:p text:style-name="P67">Eredità del C , sono come delle classi con tutti i membri PUBBLICI, per accedere ai membri si usa l’operatore punto , di default se passate come parametri nelle funzioni , il passaggio avviene per valore/copia.<text:span text:style-name="T29">Se si intende modificare la struct all’interno della funzione serve passarla come reference cioè con l’address-of operator &amp;.</text:span></text:p>
      <text:p text:style-name="P67"/>
      <text:p text:style-name="P68">ENUMS</text:p>
      <text:p text:style-name="P68"/>
      <text:p text:style-name="P68">Sono strutture di dati con identificatori che vengono di default associati a interi che crescono da 0 a fine struttura.Si usano per SET di identificatori comuni es i giorni della settimana :</text:p>
      <text:p text:style-name="P68"/>
      <text:p text:style-name="P68">enum Giorni {Lunedì,Martedì,Mercoledì,Giovedì,Venerdì,Sabato,Domenica};</text:p>
      <text:p text:style-name="P68"/>
      <text:p text:style-name="P68">NB Lunedì = 0 Martedì = 1 … Domenica = 6</text:p>
      <text:p text:style-name="P68"/>
      <text:p text:style-name="P69"><text:span text:style-name="T32">std::</text:span><text:span text:style-name="T31">cout &lt;&lt; </text:span>"Mercoledì : " &lt;&lt;Giorni::Lunedì &lt;&lt; '\n';<text:tab/>//<text:span text:style-name="T31">stampa 0</text:span></text:p>
      <text:p text:style-name="P68"/>
      <text:p text:style-name="P68">enum Giorni {Lunedì=1,Martedì,Mercoledì,Giovedì,Venerdì,Sabato,Domenica};</text:p>
      <text:p text:style-name="P70"><text:span text:style-name="T31">or</text:span><text:span text:style-name="T30">a i giorni saranno in ordine crescente d 1 a 7 ora:</text:span></text:p>
      <text:p text:style-name="P97">std::cout &lt;&lt;"Mercoledì : " &lt;&lt; Giorni::Mercoledì &lt;&lt; '\n';<text:tab/>// <text:span text:style-name="T32">stamperà 3</text:span></text:p>
      <text:p text:style-name="P97"/>
      <text:p text:style-name="P99">ENUM CLASS</text:p>
      <text:p text:style-name="P98">enum <text:span text:style-name="T36">class</text:span> Giorni {Lunedì,Martedì,Mercoledì,Giovedì,Venerdì,Sabato,Domenica};</text:p>
      <text:p text:style-name="P99">Come enum normale tranne per il fatto che così non c’è corrispondenza con interi(1-7)</text:p>
      <text:p text:style-name="P98"/>
      <text:p text:style-name="P71">CLASSI E OGGETTI</text:p>
      <text:p text:style-name="P71"/>
      <text:p text:style-name="P72">Dichiarazione di classe es:</text:p>
      <text:p text:style-name="P72">class NOME_CLASSE {};<text:tab/><text:tab/><text:tab/>// notare ; finale</text:p>
      <text:p text:style-name="P72">class NOME_CLASSE : PARENT {};<text:tab/>// se eredita da parent</text:p>
      <text:p text:style-name="P72"/>
      <text:p text:style-name="P79">NB l’accesso ai membri all’interno della classe avviene con → es : this→nome = nome;</text:p>
      <text:p text:style-name="P71"><text:soft-page-break/></text:p>
      <text:p text:style-name="P74"/>
      <text:p text:style-name="P74"/>
      <text:p text:style-name="P74"/>
      <text:p text:style-name="P74">PUBLIC PRIVATE E PROTECTED</text:p>
      <text:p text:style-name="P72">I membri di default sono tutti privati (compresi i costruttori), per renderli accessibili all’esterno occorre prependerli con :</text:p>
      <text:p text:style-name="P72">public:</text:p>
      <text:p text:style-name="P72">Per renderli invece disponibili solo alle classi discendenti ma non all’esterno si usa:</text:p>
      <text:p text:style-name="P72">protected:</text:p>
      <text:p text:style-name="P72">Per esplicitamente renderli privati :</text:p>
      <text:p text:style-name="P72">private:</text:p>
      <text:p text:style-name="P72"/>
      <text:p text:style-name="P73">Tipicamente l’accesso ai membri/attributi avviene tramite getters e setters che accedono ai membri protected.</text:p>
      <text:p text:style-name="P73"/>
      <text:p text:style-name="P74">VIRTUAL</text:p>
      <text:p text:style-name="P74">Alcuni metodi possono essere dichiarati virtual se la definizione tocca alle classi figlie es:</text:p>
      <text:p text:style-name="P74">virtual double getArea() = 0;</text:p>
      <text:p text:style-name="P74"/>
      <text:p text:style-name="P74"/>
      <text:p text:style-name="P74">ABSTRACT</text:p>
      <text:p text:style-name="P74">Viene dichiarata abstract una classe che non può essere istanziata, solitamente piena di metodi virtual,e che quindi serve solo da interfaccia per le classi figlie che dovranno probabilmente implementare tutti i metodi virtual.</text:p>
      <text:p text:style-name="P73"/>
      <text:p text:style-name="P73">I membri statici possono essere modificati solo da metodi statici.</text:p>
      <text:p text:style-name="P73"/>
      <text:p text:style-name="P75">STATIC</text:p>
      <text:p text:style-name="P75"/>
      <text:p text:style-name="P75">Possono essere dichiarati static i membri che si desiderano rimanere unici per tutti gli oggetti/classi derivate , tipicamente un contatore delle istanze.<text:span text:style-name="T33">OKKIO che però la definizione deve avvenire al di fuori della classe ribadendo il tipo es :</text:span></text:p>
      <text:p text:style-name="P76">nella classe:</text:p>
      <text:p text:style-name="P76">static size_t istanze;</text:p>
      <text:p text:style-name="P76">al di fuori della classe :</text:p>
      <text:p text:style-name="P76">size_t Classe::istanze = 0; </text:p>
      <text:p text:style-name="P77"/>
      <text:p text:style-name="P78">Inoltre si possono dichiarare i metodi della classe anche essi static se si vuole che funzionino anche senza un’istanziazione di un oggetto.</text:p>
      <text:p text:style-name="P81">Per cui i membri statici di una classe possono essere invocati anche senza che si sia creato un oggetto di tale classe,perfino da fuori se se ne ha accesso (metodi pubblici).</text:p>
      <text:p text:style-name="P82">Però contro, okkio che i membri statici non possono accedere r/w i membri non statici che sono riferibili ad un oggetto.</text:p>
      <text:p text:style-name="P80">Inoltre siccome i metodi statici non possono accedere ai membri degli oggetti non si usa const.</text:p>
      <text:p text:style-name="P80">Perchè non ha senso.</text:p>
      <text:p text:style-name="P77"/>
      <text:p text:style-name="P83">STRING STREAM</text:p>
      <text:p text:style-name="P83">#include &lt;sstream&gt;</text:p>
      <text:p text:style-name="P83"/>
      <text:p text:style-name="P83">stringstream ss;</text:p>
      <text:p text:style-name="P83">ss &lt;&lt; “stringa” &lt;&lt; 5;</text:p>
      <text:p text:style-name="P83"><text:soft-page-break/>std::cout &lt;&lt; ss &lt;&lt; std::endl;</text:p>
      <text:p text:style-name="P83"/>
      <text:p text:style-name="P83">String stream è una classe che ci permette di utilizzare l’operatore stream sulle stringhe , e salvarci anche il peso di utilizzare molti stream sul cout per la stampa.</text:p>
      <text:p text:style-name="P89">CHRONO </text:p>
      <text:p text:style-name="P89">Libreria standard per calcolare con precisione il timelapse per esempio delle nostre funzioni.</text:p>
      <text:p text:style-name="P89">#include &lt;chrono&gt;<text:tab/><text:tab/>//file di inclusione</text:p>
      <text:p text:style-name="P87">auto inizio = std::chrono::high_resolution_clock::now();<text:tab/>//<text:span text:style-name="T34">prendo il tempo iniziale</text:span></text:p>
      <text:p text:style-name="P86">...</text:p>
      <text:p text:style-name="P86">auto fine = std::chrono::high_resolution_clock::now();<text:tab/>//<text:span text:style-name="T34">prendo il tempo finale</text:span></text:p>
      <text:p text:style-name="P88">Calcolo la differenza in microsecondi e secondi tramite il casting</text:p>
      <text:p text:style-name="P86">auto intervalloMsec = std::chrono::duration_cast&lt;std::chrono::microseconds&gt;(fine - inizio);</text:p>
      <text:p text:style-name="P86">auto intervalloSec = std::chrono::duration_cast&lt;std::chrono::seconds&gt;(fine - inizio);</text:p>
      <text:p text:style-name="P88">Stampo il risultato tramite il metodo count() che restituisce un int <text:span text:style-name="T35">(stampabile)</text:span></text:p>
      <text:p text:style-name="P86">std::cout &lt;&lt; "Millisecondi trascorsi : " &lt;&lt; intervalloMsec.count() &lt;&lt; std::endl;</text:p>
      <text:p text:style-name="P86">std::cout &lt;&lt; "Secondi trascorsi : " &lt;&lt; intervalloSec.count() &lt;&lt; std::endl;</text:p>
      <text:p text:style-name="P86"/>
      <text:p text:style-name="P100">CASTING NON ESPLICITO</text:p>
      <text:p text:style-name="P100">Usato come meccanismo di sicurezza per evitare ai puntatori di puntare senza controllo ad oggetti completamente diversi dal tipo originale.</text:p>
      <text:p text:style-name="P101">Modo sicuro:</text:p>
      <text:p text:style-name="P92"><text:span text:style-name="Source_20_Text"><text:span text:style-name="T37">dynamic_cast &lt;new_type&gt; (expression)<text:line-break/>reinterpret_cast &lt;new_type&gt; (expression)<text:line-break/>static_cast &lt;new_type&gt; (expression)<text:line-break/>const_cast &lt;new_type&gt; (expression)<text:line-break/></text:span></text:span><text:span text:style-name="T37"><text:line-break/>Modo esplicito:<text:line-break/></text:span><text:span text:style-name="Source_20_Text"><text:span text:style-name="T37">(new_type) expression<text:line-break/>new_type (expression)</text:span></text:span><text:span text:style-name="T37"> </text:span></text:p>
      <text:p text:style-name="P92"/>
      <text:p text:style-name="P101">DYNAMIC CAST</text:p>
      <text:p text:style-name="P101">Si può usare solo sulle classi e sui puntatori void, ha :</text:p>
      <text:list text:style-name="L1">
        <text:list-item>
          <text:p text:style-name="P102">pointer upcast : conversione naturale da puntatore a classe derivata verso classe parent</text:p>
        </text:list-item>
        <text:list-item>
          <text:p text:style-name="P102">pointer downcast : conversione da puntatore a classe parent verso classe derivata (polimorfismo solo se la parent <text:span text:style-name="T38">ha</text:span> metodi virtuali <text:span text:style-name="T38">e </text:span>solo se l’oggetto puntato è un oggetto valido e completo </text:p>
        </text:list-item>
      </text:list>
      <text:p text:style-name="P101"/>
      <text:p text:style-name="P101">NB su alcuni compilatori va abilitata la flag dynamic_cast per poter effettuare i check.</text:p>
      <text:p text:style-name="P103"/>
      <text:p text:style-name="P103">Se il cast non ha successo il puntatore restituito sarà nullptr, e un’eccezione bad_cast verrà lanciata.</text:p>
      <text:p text:style-name="P104">Comunque un nullptr o void pointer potrà essere castato da dynamic_cast .</text:p>
      <text:p text:style-name="P104"/>
      <text:p text:style-name="P105">STATIC CAST</text:p>
      <text:p text:style-name="P105">Stesso discorso tranne per il fatto che a runtime non verrà fatto nessun check ,risparmiando un po’ di overhead,il controllo cadrà sul programmatore.</text:p>
      <text:p text:style-name="P106">NB Il problema sarà per tutti gli oggetti dinamici,astratte,polimorfe.</text:p>
      <text:p text:style-name="P106"/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consolata" svg:font-family="Inconsolata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00:42:01.782000000</meta:creation-date>
    <dc:date>2023-06-29T06:37:22.218000000</dc:date>
    <meta:editing-duration>PT9H39M5S</meta:editing-duration>
    <meta:editing-cycles>100</meta:editing-cycles>
    <meta:generator>LibreOffice/7.5.4.2$Windows_X86_64 LibreOffice_project/36ccfdc35048b057fd9854c757a8b67ec53977b6</meta:generator>
    <meta:document-statistic meta:table-count="0" meta:image-count="0" meta:object-count="0" meta:page-count="8" meta:paragraph-count="241" meta:word-count="2490" meta:character-count="16071" meta:non-whitespace-character-count="13726"/>
  </office:meta>
</office:document-meta>
</file>